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A2539BF8A6AC6EB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699cm, 12.847cm, 26.547cm, 11.46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956cm" svg:height="11.733cm" svg:x="0.244cm" svg:y="0.2cm">
          <draw:image xlink:href="Pictures/1000000000000BD000000FC0A2539BF8A6AC6EB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07:53:20.499946927</dc:date>
    <meta:editing-duration>PT3M2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